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3eda" officeooo:paragraph-rsid="00003eda"/>
    </style:style>
    <style:style style:name="P2" style:family="paragraph" style:parent-style-name="Standard">
      <style:text-properties officeooo:rsid="0001a384" officeooo:paragraph-rsid="0001a384"/>
    </style:style>
    <style:style style:name="P3" style:family="paragraph" style:parent-style-name="Standard">
      <style:text-properties officeooo:rsid="00035333" officeooo:paragraph-rsid="00035333"/>
    </style:style>
    <style:style style:name="P4" style:family="paragraph" style:parent-style-name="Standard">
      <style:text-properties officeooo:rsid="0004543c" officeooo:paragraph-rsid="000454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pendra M. Kulkarni, VP, Intel Corp master’s degree cs, been with intel for 31 yrs</text:p>
      <text:p text:style-name="P1">Prasanna Rupasinghe, Sr. Principal Engr, Intel Corp ,aster’s degree electrical engineering</text:p>
      <text:p text:style-name="P1"/>
      <text:p text:style-name="P2">Make sure to get the most out of your classes, not just about getting an A</text:p>
      <text:p text:style-name="P2">Talked about the evolution of technology</text:p>
      <text:p text:style-name="P2">talked about intel innovations, including SSD’s, and SSD performance</text:p>
      <text:p text:style-name="P2"/>
      <text:p text:style-name="P3">don’t do stuff just to put on your resume</text:p>
      <text:p text:style-name="P3">think of your career as a 45 year part of your life</text:p>
      <text:p text:style-name="P3">talked about different job domains in hardware, software, and automation.</text:p>
      <text:p text:style-name="P3"/>
      <text:p text:style-name="P4">Building a successful career</text:p>
      <text:p text:style-name="P4">delivering results, continuous learning, business acumen, excel in meeting your commitments, networking, personal brand, team work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7T09:04:43.132000000</meta:creation-date>
    <dc:date>2020-03-27T10:01:41.411000000</dc:date>
    <meta:editing-duration>PT4M56S</meta:editing-duration>
    <meta:editing-cycles>1</meta:editing-cycles>
    <meta:document-statistic meta:table-count="0" meta:image-count="0" meta:object-count="0" meta:page-count="1" meta:paragraph-count="10" meta:word-count="108" meta:character-count="677" meta:non-whitespace-character-count="579"/>
    <meta:generator>LibreOffice/6.3.3.2$Windows_X86_64 LibreOffice_project/a64200df03143b798afd1ec74a12ab50359878ed</meta:generator>
  </office:meta>
</office:document-meta>
</file>